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Nimbus Sans" fo:font-size="12pt" fo:font-style="italic" fo:font-weight="bold" officeooo:rsid="00155e99" officeooo:paragraph-rsid="000e930a" style:font-size-asian="10.5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text-properties style:font-name="Nimbus Sans" fo:font-size="12pt" fo:font-weight="normal" officeooo:rsid="000e930a" officeooo:paragraph-rsid="0010e193" style:font-size-asian="10.5pt" style:font-weight-asian="normal" style:font-size-complex="12pt" style:font-weight-complex="normal"/>
    </style:style>
    <style:style style:name="P3" style:family="paragraph" style:parent-style-name="Standard">
      <style:text-properties style:font-name="Nimbus Sans" fo:font-size="12pt" fo:font-weight="normal" officeooo:rsid="00166d09" officeooo:paragraph-rsid="00166d09" style:font-size-asian="10.5pt" style:font-weight-asian="normal" style:font-size-complex="12pt" style:font-weight-complex="normal"/>
    </style:style>
    <style:style style:name="P4" style:family="paragraph" style:parent-style-name="Standard">
      <style:text-properties style:font-name="Nimbus Sans" fo:font-size="16pt" fo:font-weight="bold" officeooo:rsid="0019135d" officeooo:paragraph-rsid="0019135d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Nimbus Sans" fo:font-size="12pt" fo:font-weight="normal" officeooo:rsid="0019135d" officeooo:paragraph-rsid="0019135d" style:font-size-asian="10.5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Vanishing Oatmeal Cookies</text:p>
      <text:p text:style-name="P1"/>
      <text:p text:style-name="P5">¼ c + 2 T<text:tab/><text:tab/>Butter, softened</text:p>
      <text:p text:style-name="P5">¼ c + 2 T<text:tab/><text:tab/>Brown sugar</text:p>
      <text:p text:style-name="P5">¼ c<text:tab/><text:tab/><text:tab/>White sugar</text:p>
      <text:p text:style-name="P5">1 <text:tab/><text:tab/><text:tab/>Egg</text:p>
      <text:p text:style-name="P5">½ t<text:tab/><text:tab/><text:tab/>Vanilla</text:p>
      <text:p text:style-name="P5">½ t<text:tab/><text:tab/><text:tab/>Baking soda</text:p>
      <text:p text:style-name="P5">½ t<text:tab/><text:tab/><text:tab/>Cinnamon</text:p>
      <text:p text:style-name="P5">¼ t<text:tab/><text:tab/><text:tab/>Salt</text:p>
      <text:p text:style-name="P5">¾ c<text:tab/><text:tab/><text:tab/>Flour</text:p>
      <text:p text:style-name="P5">1 ½ c<text:tab/><text:tab/><text:tab/>Oatmeal</text:p>
      <text:p text:style-name="P5">½ c<text:tab/><text:tab/><text:tab/>Raisins</text:p>
      <text:p text:style-name="P5"/>
      <text:p text:style-name="P5">Preheat oven to 375.</text:p>
      <text:p text:style-name="P5">Cream together butter, both sugars, the egg, and vanilla.</text:p>
      <text:p text:style-name="P5">Add vanilla, baking soda, cinnamon, and salt.</text:p>
      <text:p text:style-name="P5">Gradually mix in flour and oatmeal.</text:p>
      <text:p text:style-name="P5">Mix in raisins.</text:p>
      <text:p text:style-name="P5">Drop dough on baking sheet.</text:p>
      <text:p text:style-name="P5">Bake for 9 -10 minute.</text:p>
      <text:p text:style-name="P5">Rest on top of oven for 5 minutes.</text:p>
      <text:p text:style-name="P5">Move to cooling racks.</text:p>
      <text:p text:style-name="P5"/>
      <text:p text:style-name="P2"/>
      <text:p text:style-name="P3">Add all ingredients to a canning jar and shake to mix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0T11:07:56.049990266</meta:creation-date>
    <dc:date>2022-10-23T13:21:01.939051517</dc:date>
    <meta:editing-duration>PT30M12S</meta:editing-duration>
    <meta:editing-cycles>9</meta:editing-cycles>
    <meta:generator>LibreOffice/6.4.7.2$Linux_X86_64 LibreOffice_project/40$Build-2</meta:generator>
    <meta:document-statistic meta:table-count="0" meta:image-count="0" meta:object-count="0" meta:page-count="1" meta:paragraph-count="22" meta:word-count="108" meta:character-count="523" meta:non-whitespace-character-count="416"/>
  </office:meta>
</office:document-meta>
</file>